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900000049DDB9816E.png" manifest:media-type="image/png"/>
  <manifest:file-entry manifest:full-path="Pictures/10021ADF0000480B0000078DEE46CFFF.svg" manifest:media-type="image/svg+xml"/>
  <manifest:file-entry manifest:full-path="Pictures/10000201000001A6000000494497740D.png" manifest:media-type="image/png"/>
  <manifest:file-entry manifest:full-path="Pictures/10020B7400002BA80000078DC0FEFC43.svg" manifest:media-type="image/svg+xml"/>
  <manifest:file-entry manifest:full-path="Pictures/10000000000004220000031A249A72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Liberation Sans2" svg:font-family="'Liberation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Office1" svg:font-family="TheSansOffice" style:font-family-generic="roman" style:font-pitch="variable"/>
    <style:font-face style:name="TheSansOffice2" svg:font-family="TheSansOffice" style:font-adornments="Standard" style:font-family-generic="roman" style:font-pitch="variable"/>
    <style:font-face style:name="Times New Roman2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heSansOffice" svg:font-family="TheSansOffice" style:font-family-generic="swiss" style:font-pitch="variable"/>
    <style:font-face style:name="TheSansOffice3" svg:font-family="TheSansOffice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05cm"/>
    </style:style>
    <style:style style:name="gr2" style:family="graphic" style:parent-style-name="standard">
      <style:graphic-properties draw:stroke="none" draw:fill="none" fo:min-height="0.989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03cm" svg:stroke-color="#ff3333" draw:marker-start-width="0.503cm" draw:marker-end="Arrow" draw:marker-end-width="0.603cm" draw:fill="none" draw:textarea-vertical-align="middle" fo:padding-top="0.1cm" fo:padding-bottom="0.1cm" fo:padding-left="0.1cm" fo:padding-right="0.1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27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5pt" style:font-size-asian="35pt" style:font-size-complex="35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text-properties fo:font-size="28.1000003814697pt"/>
    </style:style>
    <style:style style:name="T1" style:family="text">
      <style:text-properties fo:font-size="35pt" style:font-size-asian="35pt" style:font-size-complex="3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24pt"/>
    </style:style>
    <style:style style:name="T4" style:family="text">
      <style:text-properties fo:font-size="28.100000381469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2.859cm" svg:height="2.273cm" svg:x="0.871cm" svg:y="0.013cm" presentation:class="title" presentation:user-transformed="true">
          <draw:text-box>
            <text:p><text:span text:style-name="T1">First Class Collections (4)</text:span></text:p>
          </draw:text-box>
        </draw:frame>
        <draw:frame draw:style-name="gr1" draw:layer="layout" svg:width="5.535cm" svg:height="0.692cm" svg:x="2.926cm" svg:y="8.081cm">
          <draw:text-box>
            <text:p><text:span text:style-name="T2"><text:a xlink:href="http://yuml.me/edit/adf6ef65" xlink:type="simple">http://yuml.me/edit/adf6ef65</text:a></text:span></text:p>
          </draw:text-box>
        </draw:frame>
        <draw:frame draw:style-name="gr2" draw:layer="layout" svg:width="7.537cm" svg:height="1.239cm" svg:x="1.524cm" svg:y="15.179cm">
          <draw:text-box>
            <text:p><text:span text:style-name="T2"><text:a xlink:href="http://yuml.me/edit/808e68b5" xlink:type="simple">http://yuml.me/edit/808e68b5</text:a></text:span></text:p>
          </draw:text-box>
        </draw:frame>
        <draw:frame draw:style-name="gr3" draw:text-style-name="P2" draw:layer="layout" svg:width="17.902cm" svg:height="3.095cm" svg:x="2.926cm" svg:y="5.08cm">
          <draw:image xlink:href="Pictures/10020B7400002BA80000078DC0FEFC43.svg" xlink:type="simple" xlink:show="embed" xlink:actuate="onLoad">
            <text:p/>
          </draw:image>
          <draw:image xlink:href="Pictures/10000201000001A6000000494497740D.png" xlink:type="simple" xlink:show="embed" xlink:actuate="onLoad"/>
        </draw:frame>
        <draw:line draw:style-name="gr4" draw:text-style-name="P3" draw:layer="layout" svg:x1="12.192cm" svg:y1="9.398cm" svg:x2="12.192cm" svg:y2="11.43cm"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</draw:line>
        <draw:frame draw:style-name="gr3" draw:text-style-name="P2" draw:layer="layout" svg:width="22.176cm" svg:height="2.486cm" svg:x="1.624cm" svg:y="12.7cm">
          <draw:image xlink:href="Pictures/10021ADF0000480B0000078DEE46CFFF.svg" xlink:type="simple" xlink:show="embed" xlink:actuate="onLoad">
            <text:p/>
          </draw:image>
          <draw:image xlink:href="Pictures/10000201000002B900000049DDB9816E.png" xlink:type="simple" xlink:show="embed" xlink:actuate="onLoad"/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<text:span text:style-name="T4">[cart|discount:Discount;customer:Customer{bg:green}]&lt;&gt;-cartItems*&gt;[ArrayList{bg:blue}]</text:span></text:p>
              <text:p><text:span text:style-name="T4"/></text:p>
              <text:p><text:span text:style-name="T4">[cart|discount:Discount;customer:Customer{bg:green}]&lt;&gt;-&gt;cartItems*[CartItems{bg:green}]</text:span></text:p>
              <text:p><text:span text:style-name="T4">[CartItems{bg:blue}]&lt;&gt;-&gt;items*[ArrayList{bg:blue}]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Liberation Sans2" svg:font-family="'Liberation Sans'" style:font-pitch="variable"/>
    <style:font-face style:name="Liberation Serif1" svg:font-family="'Liberation Serif'" style:font-pitch="variable"/>
    <style:font-face style:name="Purisa" svg:font-family="Puris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heSansOffice1" svg:font-family="TheSansOffice" style:font-family-generic="roman" style:font-pitch="variable"/>
    <style:font-face style:name="TheSansOffice2" svg:font-family="TheSansOffice" style:font-adornments="Standard" style:font-family-generic="roman" style:font-pitch="variable"/>
    <style:font-face style:name="Times New Roman2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TheSansOffice" svg:font-family="TheSansOffice" style:font-family-generic="swiss" style:font-pitch="variable"/>
    <style:font-face style:name="TheSansOffice3" svg:font-family="TheSansOffice" style:font-adornments="Standar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4220000031A249A7240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1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1" fo:font-family="'Times New Roman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TheSansOffice3" fo:font-family="TheSansOffice" style:font-style-name="Standard" style:font-family-generic="swiss" style:font-pitch="variable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TheSansOffice" fo:font-family="TheSansOffice" style:font-family-generic="swiss" style:font-pitch="variable" fo:font-size="27.200000762939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DejaVu Sans" style:font-family-complex="'DejaVu Sans'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76cm" fo:margin-right="0cm" fo:margin-top="0cm" fo:margin-bottom="0.362cm" fo:text-indent="0cm"/>
      <style:text-properties style:font-name="TheSansOffice" fo:font-family="TheSansOffice" style:font-family-generic="swiss" style:font-pitch="variable"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3.264cm" fo:margin-right="0cm" fo:margin-top="0cm" fo:margin-bottom="0.272cm" fo:text-indent="0cm"/>
      <style:text-properties style:font-name="TheSansOffice" fo:font-family="TheSansOffice" style:font-family-generic="swiss" style:font-pitch="variable"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4.351cm" fo:margin-right="0cm" fo:margin-top="0cm" fo:margin-bottom="0.181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5" style:family="presentation" style:parent-style-name="Default-outline4">
      <style:paragraph-properties fo:margin-left="5.439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6" style:family="presentation" style:parent-style-name="Default-outline5">
      <style:paragraph-properties fo:margin-left="6.526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7" style:family="presentation" style:parent-style-name="Default-outline6">
      <style:paragraph-properties fo:margin-left="7.614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8" style:family="presentation" style:parent-style-name="Default-outline7">
      <style:paragraph-properties fo:margin-left="8.702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outline9" style:family="presentation" style:parent-style-name="Default-outline8">
      <style:paragraph-properties fo:margin-left="9.79cm" fo:margin-right="0cm" fo:margin-top="0cm" fo:margin-bottom="0.09cm" fo:text-indent="0cm"/>
      <style:text-properties style:font-name="TheSansOffice" fo:font-family="TheSansOffice" style:font-family-generic="swiss" style:font-pitch="variable" fo:font-size="18.2000007629395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TheSansOffice" fo:font-family="TheSansOffice" style:font-family-generic="swiss" style:font-pitch="variable" fo:font-size="39.900001525878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2-background" style:display-name="Default 2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outline1">
      <style:graphic-properties draw:fill-color="#ffffff" draw:auto-grow-height="false" fo:min-height="13.86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1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14cm"/>
    </style:style>
    <style:style style:name="Mpr9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1.2cm" fo:margin-right="0cm" fo:text-indent="0cm"/>
    </style:style>
    <style:style style:name="MP16" style:family="paragraph">
      <style:paragraph-properties fo:text-align="center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TheSansOffic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fi" style:country-asian="FI" style:font-style-asian="normal" style:font-weight-asian="normal" style:font-name-complex="DejaVu Sans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line-through-type="none" style:text-position="0% 100%" style:font-name="TheSansOffic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4pt" style:language-asian="fi" style:country-asian="FI" style:font-style-asian="normal" style:font-weight-asian="normal" style:font-name-complex="DejaVu Sans" style:font-size-complex="24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TheSansOffic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0pt" style:language-asian="fi" style:country-asian="FI" style:font-style-asian="normal" style:font-weight-asian="normal" style:font-name-complex="DejaVu Sans" style:font-size-complex="20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6-01-12">1/12/16</text:date></text:span></text:p>
        </draw:text-box>
      </draw:frame>
      <draw:frame draw:name="Footer Placeholder 4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0.87cm" svg:y="0.759cm" presentation:class="title" presentation:placeholder="true">
        <draw:text-box/>
      </draw:frame>
      <draw:frame presentation:style-name="Mpr4" draw:text-style-name="MP15" draw:layer="backgroundobjects" svg:width="23.519cm" svg:height="12.572cm" svg:x="0.518cm" svg:y="4.457cm" presentation:class="outline">
        <draw:text-box>
          <text:p text:style-name="MP6">Click to edit the outline text format</text:p>
          <text:p text:style-name="MP7"><text:span text:style-name="MT3">Second Outline Level</text:span></text:p>
          <text:p text:style-name="MP8"><text:span text:style-name="MT4">Third Outline Level</text:span></text:p>
          <text:p text:style-name="MP9"><text:span text:style-name="MT5">Fourth Outline Level</text:span></text:p>
          <text:p text:style-name="MP10"><text:span text:style-name="MT5">Fifth Outline Level</text:span></text:p>
          <text:p text:style-name="MP11"><text:span text:style-name="MT5">Sixth Outline Level</text:span></text:p>
          <text:p text:style-name="MP12"><text:span text:style-name="MT5">Seventh Outline Level</text:span></text:p>
          <text:p text:style-name="MP13"><text:span text:style-name="MT5">Eighth Outline Level</text:span></text:p>
          <text:p text:style-name="MP14"><text:span text:style-name="MT5">Ninth Outline Level</text:span></text:p>
        </draw:text-box>
      </draw:frame>
      <draw:frame presentation:style-name="Mpr5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6" draw:layer="backgroundobjects" svg:width="8.051cm" svg:height="1.314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5" draw:text-style-name="MP2" draw:layer="backgroundobjects" svg:width="5.917cm" svg:height="1.314cm" svg:x="18.2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7" draw:layer="backgroundobjects" svg:width="9.112cm" svg:height="1.484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6" draw:text-style-name="MP18" draw:layer="backgroundobjects" svg:width="9.112cm" svg:height="1.484cm" svg:x="11.887cm" svg:y="0cm" presentation:class="date-time">
          <draw:text-box>
            <text:p text:style-name="MP18"><text:span text:style-name="MT1"><presentation:date-time/></text:span></text:p>
          </draw:text-box>
        </draw:frame>
        <draw:frame presentation:style-name="Mpr7" draw:text-style-name="MP17" draw:layer="backgroundobjects" svg:width="9.112cm" svg:height="1.484cm" svg:x="0cm" svg:y="28.215cm" presentation:class="footer">
          <draw:text-box>
            <text:p text:style-name="MP17"><text:span text:style-name="MT1"><presentation:footer/></text:span></text:p>
          </draw:text-box>
        </draw:frame>
        <draw:frame presentation:style-name="Mpr7" draw:text-style-name="MP18" draw:layer="backgroundobjects" svg:width="9.112cm" svg:height="1.484cm" svg:x="11.887cm" svg:y="28.215cm" presentation:class="page-number">
          <draw:text-box>
            <text:p text:style-name="MP18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3.368cm" svg:height="3.18cm" svg:x="0.508cm" svg:y="0.76cm" presentation:class="title" presentation:placeholder="true">
        <draw:text-box/>
      </draw:frame>
      <draw:frame presentation:style-name="Default_20_2-outline1" draw:layer="backgroundobjects" svg:width="23.368cm" svg:height="11.048cm" svg:x="0.508cm" svg:y="4.457cm" presentation:class="outline" presentation:placeholder="true">
        <draw:text-box/>
      </draw:frame>
      <draw:frame presentation:style-name="Mpr8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05cm" svg:height="1.313cm" svg:x="8.686cm" svg:y="17.354cm" presentation:class="footer">
        <draw:text-box>
          <text:p text:style-name="MP16"><text:span text:style-name="MT1"><presentation:footer/></text:span></text:p>
        </draw:text-box>
      </draw:frame>
      <draw:frame presentation:style-name="Mpr8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xpress Code Retreat</dc:title>
    <meta:initial-creator>ger</meta:initial-creator>
    <dc:creator>Marco Emrich</dc:creator>
    <meta:editing-cycles>26</meta:editing-cycles>
    <meta:creation-date>2014-10-13T13:01:05</meta:creation-date>
    <dc:date>2016-01-12T16:52:48.877404966</dc:date>
    <meta:editing-duration>PT6H27M34S</meta:editing-duration>
    <meta:generator>LibreOffice/4.2.8.2$Linux_X86_64 LibreOffice_project/420m0$Build-2</meta:generator>
    <meta:document-statistic meta:object-count="50"/>
    <meta:user-defined meta:name="AppVersion">14.0000</meta:user-defined>
    <meta:user-defined meta:name="Company">Giant Thinkwel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